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1fd" officeooo:paragraph-rsid="000401fd"/>
    </style:style>
    <style:style style:name="P2" style:family="paragraph" style:parent-style-name="Standard">
      <style:text-properties style:font-name="Liberation Serif" fo:font-size="12pt" officeooo:rsid="000401fd" officeooo:paragraph-rsid="000401fd" style:font-size-asian="12pt" style:font-size-complex="12pt"/>
    </style:style>
    <style:style style:name="P3" style:family="paragraph" style:parent-style-name="Standard">
      <style:text-properties fo:font-size="14pt" officeooo:rsid="000401fd" officeooo:paragraph-rsid="000401fd" style:font-size-asian="14pt" style:font-size-complex="14pt"/>
    </style:style>
    <style:style style:name="P4" style:family="paragraph" style:parent-style-name="Standard">
      <style:text-properties fo:font-size="14pt" officeooo:rsid="000401fd" officeooo:paragraph-rsid="00182131" style:font-size-asian="14pt" style:font-size-complex="14pt"/>
    </style:style>
    <style:style style:name="P5" style:family="paragraph" style:parent-style-name="Standard">
      <style:text-properties fo:font-size="14pt" officeooo:rsid="000401fd" officeooo:paragraph-rsid="002418fb" style:font-size-asian="14pt" style:font-size-complex="14pt"/>
    </style:style>
    <style:style style:name="P6" style:family="paragraph" style:parent-style-name="Standard">
      <style:text-properties fo:font-size="14pt" officeooo:rsid="000401fd" officeooo:paragraph-rsid="0025f52d" style:font-size-asian="14pt" style:font-size-complex="14pt"/>
    </style:style>
    <style:style style:name="P7" style:family="paragraph" style:parent-style-name="Standard">
      <style:text-properties fo:font-size="14pt" officeooo:rsid="000401fd" officeooo:paragraph-rsid="002fa717" style:font-size-asian="14pt" style:font-size-complex="14pt"/>
    </style:style>
    <style:style style:name="P8" style:family="paragraph" style:parent-style-name="Standard">
      <style:text-properties fo:font-size="14pt" officeooo:rsid="000401fd" officeooo:paragraph-rsid="00325a52" style:font-size-asian="14pt" style:font-size-complex="14pt"/>
    </style:style>
    <style:style style:name="P9" style:family="paragraph" style:parent-style-name="Standard">
      <style:text-properties officeooo:rsid="00091e28" officeooo:paragraph-rsid="00091e28"/>
    </style:style>
    <style:style style:name="P10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182131" style:font-size-asian="12pt" style:font-size-complex="12pt"/>
    </style:style>
    <style:style style:name="P12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20002f" style:font-size-asian="12pt" style:font-size-complex="12pt"/>
    </style:style>
    <style:style style:name="P13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21b557" style:font-size-asian="12pt" style:font-size-complex="12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2dd66f" style:font-size-asian="12pt" style:font-size-complex="12pt"/>
    </style:style>
    <style:style style:name="P15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44c4" officeooo:paragraph-rsid="000b44c4" style:font-size-asian="12pt" style:font-size-complex="12pt"/>
    </style:style>
    <style:style style:name="P16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44c4" officeooo:paragraph-rsid="00182131" style:font-size-asian="12pt" style:font-size-complex="12pt"/>
    </style:style>
    <style:style style:name="P17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44c4" officeooo:paragraph-rsid="0020002f" style:font-size-asian="12pt" style:font-size-complex="12pt"/>
    </style:style>
    <style:style style:name="P18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44c4" officeooo:paragraph-rsid="0021b557" style:font-size-asian="12pt" style:font-size-complex="12pt"/>
    </style:style>
    <style:style style:name="P19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44c4" officeooo:paragraph-rsid="002dd66f" style:font-size-asian="12pt" style:font-size-complex="12pt"/>
    </style:style>
    <style:style style:name="P20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d380c" officeooo:paragraph-rsid="000d380c" style:font-size-asian="12pt" style:font-size-complex="12pt"/>
    </style:style>
    <style:style style:name="P21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0e607a" style:font-size-asian="12pt" style:font-size-complex="12pt"/>
    </style:style>
    <style:style style:name="P22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1c46e0" style:font-size-asian="12pt" style:font-size-complex="12pt"/>
    </style:style>
    <style:style style:name="P23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20002f" style:font-size-asian="12pt" style:font-size-complex="12pt"/>
    </style:style>
    <style:style style:name="P24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21e105" style:font-size-asian="12pt" style:font-size-complex="12pt"/>
    </style:style>
    <style:style style:name="P25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25390e" style:font-size-asian="12pt" style:font-size-complex="12pt"/>
    </style:style>
    <style:style style:name="P26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2dd66f" style:font-size-asian="12pt" style:font-size-complex="12pt"/>
    </style:style>
    <style:style style:name="P27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1c46e0" style:font-size-asian="12pt" style:font-size-complex="12pt"/>
    </style:style>
    <style:style style:name="P28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1e0209" style:font-size-asian="12pt" style:font-size-complex="12pt"/>
    </style:style>
    <style:style style:name="P29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20002f" style:font-size-asian="12pt" style:font-size-complex="12pt"/>
    </style:style>
    <style:style style:name="P30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202d3a" style:font-size-asian="12pt" style:font-size-complex="12pt"/>
    </style:style>
    <style:style style:name="P31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21e105" style:font-size-asian="12pt" style:font-size-complex="12pt"/>
    </style:style>
    <style:style style:name="P32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2dd66f" style:font-size-asian="12pt" style:font-size-complex="12pt"/>
    </style:style>
    <style:style style:name="P33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f1c7" officeooo:paragraph-rsid="000bf1c7" style:font-size-asian="12pt" style:font-size-complex="12pt"/>
    </style:style>
    <style:style style:name="P34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f1c7" officeooo:paragraph-rsid="00182131" style:font-size-asian="12pt" style:font-size-complex="12pt"/>
    </style:style>
    <style:style style:name="P35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f1c7" officeooo:paragraph-rsid="0020002f" style:font-size-asian="12pt" style:font-size-complex="12pt"/>
    </style:style>
    <style:style style:name="P36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f1c7" officeooo:paragraph-rsid="0021e105" style:font-size-asian="12pt" style:font-size-complex="12pt"/>
    </style:style>
    <style:style style:name="P37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bf1c7" officeooo:paragraph-rsid="002dd66f" style:font-size-asian="12pt" style:font-size-complex="12pt"/>
    </style:style>
    <style:style style:name="P38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fead3" officeooo:paragraph-rsid="000fead3" style:font-size-asian="12pt" style:font-size-complex="12pt"/>
    </style:style>
    <style:style style:name="P39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fead3" officeooo:paragraph-rsid="0019e433" style:font-size-asian="12pt" style:font-size-complex="12pt"/>
    </style:style>
    <style:style style:name="P40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fead3" officeooo:paragraph-rsid="0030b146" style:font-size-asian="12pt" style:font-size-complex="12pt"/>
    </style:style>
    <style:style style:name="P41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9e433" officeooo:paragraph-rsid="0019e433" style:font-size-asian="12pt" style:font-size-complex="12pt"/>
    </style:style>
    <style:style style:name="P42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be53" officeooo:paragraph-rsid="001abe53" style:font-size-asian="12pt" style:font-size-complex="12pt"/>
    </style:style>
    <style:style style:name="P43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be53" officeooo:paragraph-rsid="0020002f" style:font-size-asian="12pt" style:font-size-complex="12pt"/>
    </style:style>
    <style:style style:name="P44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be53" officeooo:paragraph-rsid="0021b557" style:font-size-asian="12pt" style:font-size-complex="12pt"/>
    </style:style>
    <style:style style:name="P45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be53" officeooo:paragraph-rsid="0025f52d" style:font-size-asian="12pt" style:font-size-complex="12pt"/>
    </style:style>
    <style:style style:name="P46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be53" officeooo:paragraph-rsid="002dd66f" style:font-size-asian="12pt" style:font-size-complex="12pt"/>
    </style:style>
    <style:style style:name="P47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f4f6" officeooo:paragraph-rsid="001af4f6" style:font-size-asian="12pt" style:font-size-complex="12pt"/>
    </style:style>
    <style:style style:name="P48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f4f6" officeooo:paragraph-rsid="0020002f" style:font-size-asian="12pt" style:font-size-complex="12pt"/>
    </style:style>
    <style:style style:name="P49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f4f6" officeooo:paragraph-rsid="0021b557" style:font-size-asian="12pt" style:font-size-complex="12pt"/>
    </style:style>
    <style:style style:name="P50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f4f6" officeooo:paragraph-rsid="002dd66f" style:font-size-asian="12pt" style:font-size-complex="12pt"/>
    </style:style>
    <style:style style:name="P51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1c46e0" style:font-size-asian="12pt" style:font-size-complex="12pt"/>
    </style:style>
    <style:style style:name="P52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20002f" style:font-size-asian="12pt" style:font-size-complex="12pt"/>
    </style:style>
    <style:style style:name="P53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21e105" style:font-size-asian="12pt" style:font-size-complex="12pt"/>
    </style:style>
    <style:style style:name="P54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1e0209" style:font-size-asian="12pt" style:font-size-complex="12pt"/>
    </style:style>
    <style:style style:name="P55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202d3a" style:font-size-asian="12pt" style:font-size-complex="12pt"/>
    </style:style>
    <style:style style:name="P56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2dd66f" style:font-size-asian="12pt" style:font-size-complex="12pt"/>
    </style:style>
    <style:style style:name="P57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65e8" officeooo:paragraph-rsid="001c65e8" style:font-size-asian="12pt" style:font-size-complex="12pt"/>
    </style:style>
    <style:style style:name="P58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65e8" officeooo:paragraph-rsid="00202d3a" style:font-size-asian="12pt" style:font-size-complex="12pt"/>
    </style:style>
    <style:style style:name="P59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65e8" officeooo:paragraph-rsid="0021e105" style:font-size-asian="12pt" style:font-size-complex="12pt"/>
    </style:style>
    <style:style style:name="P60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401fd" officeooo:paragraph-rsid="002418fb" style:font-size-asian="12pt" style:font-size-complex="12pt"/>
    </style:style>
    <style:style style:name="P61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401fd" officeooo:paragraph-rsid="0020002f" style:font-size-asian="12pt" style:font-size-complex="12pt"/>
    </style:style>
    <style:style style:name="P62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e0209" officeooo:paragraph-rsid="001e0209" style:font-size-asian="12pt" style:font-size-complex="12pt"/>
    </style:style>
    <style:style style:name="P63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e0209" officeooo:paragraph-rsid="00202d3a" style:font-size-asian="12pt" style:font-size-complex="12pt"/>
    </style:style>
    <style:style style:name="P64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e0209" officeooo:paragraph-rsid="0021e105" style:font-size-asian="12pt" style:font-size-complex="12pt"/>
    </style:style>
    <style:style style:name="P65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e0209" officeooo:paragraph-rsid="002dd66f" style:font-size-asian="12pt" style:font-size-complex="12pt"/>
    </style:style>
    <style:style style:name="P66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20002f" officeooo:paragraph-rsid="0020002f" style:font-size-asian="12pt" style:font-size-complex="12pt"/>
    </style:style>
    <style:style style:name="P67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2418fb" officeooo:paragraph-rsid="002418fb" style:font-size-asian="12pt" style:font-size-complex="12pt"/>
    </style:style>
    <style:style style:name="P68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2418fb" officeooo:paragraph-rsid="002b5381" style:font-size-asian="12pt" style:font-size-complex="12pt"/>
    </style:style>
    <style:style style:name="P69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25390e" officeooo:paragraph-rsid="0025390e" style:font-size-asian="12pt" style:font-size-complex="12pt"/>
    </style:style>
    <style:style style:name="P70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2bcb32" officeooo:paragraph-rsid="002bcb32" style:font-size-asian="12pt" style:font-size-complex="12pt"/>
    </style:style>
    <style:style style:name="P71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bold" officeooo:rsid="000401fd" officeooo:paragraph-rsid="002fa717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bold" officeooo:rsid="000401fd" officeooo:paragraph-rsid="00325a52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size="12pt" officeooo:rsid="001c65e8" officeooo:paragraph-rsid="001c65e8" style:font-size-asian="12pt" style:font-size-complex="12pt"/>
    </style:style>
    <style:style style:name="P74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size="12pt" officeooo:rsid="001c65e8" officeooo:paragraph-rsid="00202d3a" style:font-size-asian="12pt" style:font-size-complex="12pt"/>
    </style:style>
    <style:style style:name="P75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size="12pt" officeooo:rsid="001c65e8" officeooo:paragraph-rsid="0021e105" style:font-size-asian="12pt" style:font-size-complex="12pt"/>
    </style:style>
    <style:style style:name="P76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size="12pt" officeooo:rsid="001c65e8" officeooo:paragraph-rsid="002dd66f" style:font-size-asian="12pt" style:font-size-complex="12pt"/>
    </style:style>
    <style:style style:name="P77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182131" style:font-size-asian="14pt" style:font-size-complex="14pt"/>
    </style:style>
    <style:style style:name="P78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2418fb" style:font-size-asian="14pt" style:font-size-complex="14pt"/>
    </style:style>
    <style:style style:name="P79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25f52d" style:font-size-asian="14pt" style:font-size-complex="14pt"/>
    </style:style>
    <style:style style:name="P80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25f52d" style:font-size-asian="14pt" style:font-size-complex="14pt"/>
    </style:style>
    <style:style style:name="P81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25f52d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2fa717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325a52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in" fo:margin-right="0in" fo:margin-top="0.0398in" fo:margin-bottom="0.0398in" loext:contextual-spacing="false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e607a" officeooo:paragraph-rsid="000e607a" style:font-size-asian="12pt" style:font-size-complex="12pt"/>
    </style:style>
    <style:style style:name="P85" style:family="paragraph" style:parent-style-name="Standard">
      <style:paragraph-properties fo:margin-left="0in" fo:margin-right="0in" fo:margin-top="0.0398in" fo:margin-bottom="0.0398in" loext:contextual-spacing="false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0fead3" officeooo:paragraph-rsid="000fead3" style:font-size-asian="12pt" style:font-size-complex="12pt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0401fd" officeooo:paragraph-rsid="000401fd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0401fd" officeooo:paragraph-rsid="00182131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0401fd" officeooo:paragraph-rsid="0020002f" style:font-size-asian="12pt" style:font-weight-asian="bold" style:font-size-complex="12pt" style:font-weight-complex="bold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0401fd" officeooo:paragraph-rsid="0021b557" style:font-size-asian="12pt" style:font-weight-asian="bold" style:font-size-complex="12pt" style:font-weight-complex="bold"/>
    </style:style>
    <style:style style:name="P90" style:family="paragraph" style:parent-style-name="Standard">
      <style:text-properties fo:font-size="14pt" officeooo:rsid="000401fd" officeooo:paragraph-rsid="002418fb" style:font-size-asian="14pt" style:font-size-complex="14pt"/>
    </style:style>
    <style:style style:name="P91" style:family="paragraph" style:parent-style-name="Standard">
      <style:text-properties fo:font-size="14pt" officeooo:rsid="000401fd" officeooo:paragraph-rsid="0037a337" style:font-size-asian="14pt" style:font-size-complex="14pt"/>
    </style:style>
    <style:style style:name="P92" style:family="paragraph" style:parent-style-name="Standard">
      <style:text-properties fo:font-size="14pt" officeooo:rsid="000401fd" officeooo:paragraph-rsid="002fa717" style:font-size-asian="14pt" style:font-size-complex="14pt"/>
    </style:style>
    <style:style style:name="P93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size="14pt" officeooo:rsid="000401fd" officeooo:paragraph-rsid="00182131" style:font-size-asian="14pt" style:font-size-complex="14pt"/>
    </style:style>
    <style:style style:name="P94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size="14pt" officeooo:rsid="000401fd" officeooo:paragraph-rsid="002418fb" style:font-size-asian="14pt" style:font-size-complex="14pt"/>
    </style:style>
    <style:style style:name="P95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size="14pt" officeooo:rsid="000401fd" officeooo:paragraph-rsid="0025f52d" style:font-size-asian="14pt" style:font-size-complex="14pt"/>
    </style:style>
    <style:style style:name="P96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size="14pt" officeooo:rsid="000401fd" officeooo:paragraph-rsid="002fa717" style:font-size-asian="14pt" style:font-size-complex="14pt"/>
    </style:style>
    <style:style style:name="P97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25f52d" style:font-size-asian="14pt" style:font-size-complex="14pt"/>
    </style:style>
    <style:style style:name="P98" style:family="paragraph" style:parent-style-name="Standard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officeooo:rsid="000401fd" officeooo:paragraph-rsid="0037a337" style:font-size-asian="14pt" style:font-weight-asian="bold" style:font-size-complex="14pt" style:font-weight-complex="bold"/>
    </style:style>
    <style:style style:name="P9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0401fd" officeooo:paragraph-rsid="002dd66f" style:font-size-asian="12pt" style:font-size-complex="12pt"/>
    </style:style>
    <style:style style:name="P100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35f81c" officeooo:paragraph-rsid="0035f81c" style:font-size-asian="12pt" style:font-size-complex="12pt"/>
    </style:style>
    <style:style style:name="P101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2bcb32" officeooo:paragraph-rsid="002bcb32" style:font-size-asian="12pt" style:font-size-complex="12pt"/>
    </style:style>
    <style:style style:name="P102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2bcb32" officeooo:paragraph-rsid="0038d815" style:font-size-asian="12pt" style:font-size-complex="12pt"/>
    </style:style>
    <style:style style:name="P103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37a337" officeooo:paragraph-rsid="0037a337" style:font-size-asian="12pt" style:font-size-complex="12pt"/>
    </style:style>
    <style:style style:name="P104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37a337" officeooo:paragraph-rsid="0038d815" style:font-size-asian="12pt" style:font-size-complex="12pt"/>
    </style:style>
    <style:style style:name="P105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af4f6" officeooo:paragraph-rsid="0021b557" style:font-size-asian="12pt" style:font-size-complex="12pt"/>
    </style:style>
    <style:style style:name="P106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e0209" officeooo:paragraph-rsid="0037a337" style:font-size-asian="12pt" style:font-size-complex="12pt"/>
    </style:style>
    <style:style style:name="P107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e0209" officeooo:paragraph-rsid="0038d815" style:font-size-asian="12pt" style:font-size-complex="12pt"/>
    </style:style>
    <style:style style:name="P108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37a337" style:font-size-asian="12pt" style:font-size-complex="12pt"/>
    </style:style>
    <style:style style:name="P109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2dd66f" style:font-size-asian="12pt" style:font-size-complex="12pt"/>
    </style:style>
    <style:style style:name="P110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c46e0" officeooo:paragraph-rsid="0038d815" style:font-size-asian="12pt" style:font-size-complex="12pt"/>
    </style:style>
    <style:style style:name="P111" style:family="paragraph" style:parent-style-name="Text_20_body">
      <style:paragraph-properties fo:margin-left="0in" fo:margin-right="0in" fo:line-height="120%" fo:orphans="2" fo:widows="2" fo:text-indent="0in" style:auto-text-indent="false" fo:padding="0in" fo:border="none"/>
      <style:text-properties fo:font-size="12pt" officeooo:rsid="002bcb32" officeooo:paragraph-rsid="002fa717" style:font-size-asian="12pt" style:font-size-complex="12pt"/>
    </style:style>
    <style:style style:name="T1" style:family="text">
      <style:text-properties officeooo:rsid="00087295"/>
    </style:style>
    <style:style style:name="T2" style:family="text">
      <style:text-properties officeooo:rsid="00091e28"/>
    </style:style>
    <style:style style:name="T3" style:family="text">
      <style:text-properties officeooo:rsid="000401fd"/>
    </style:style>
    <style:style style:name="T4" style:family="text">
      <style:text-properties officeooo:rsid="000b44c4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 officeooo:rsid="001c46e0"/>
    </style:style>
    <style:style style:name="T7" style:family="text">
      <style:text-properties fo:font-variant="normal" fo:text-transform="none" fo:color="#000000" style:font-name="Liberation Serif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officeooo:rsid="0038d815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 officeooo:rsid="000e607a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officeooo:rsid="00325a52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officeooo:rsid="002dd66f"/>
    </style:style>
    <style:style style:name="T12" style:family="text">
      <style:text-properties officeooo:rsid="000fead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2131" style:font-weight-asian="bold" style:font-weight-complex="bold"/>
    </style:style>
    <style:style style:name="T15" style:family="text">
      <style:text-properties fo:font-weight="bold" officeooo:rsid="0019e433" style:font-weight-asian="bold" style:font-weight-complex="bold"/>
    </style:style>
    <style:style style:name="T16" style:family="text">
      <style:text-properties fo:font-weight="bold" officeooo:rsid="0020002f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9e433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officeooo:rsid="0016afdd"/>
    </style:style>
    <style:style style:name="T21" style:family="text">
      <style:text-properties officeooo:rsid="00182131"/>
    </style:style>
    <style:style style:name="T22" style:family="text">
      <style:text-properties officeooo:rsid="0019e433"/>
    </style:style>
    <style:style style:name="T23" style:family="text">
      <style:text-properties officeooo:rsid="001abe53"/>
    </style:style>
    <style:style style:name="T24" style:family="text">
      <style:text-properties officeooo:rsid="001af4f6"/>
    </style:style>
    <style:style style:name="T25" style:family="text">
      <style:text-properties officeooo:rsid="001c46e0"/>
    </style:style>
    <style:style style:name="T26" style:family="text">
      <style:text-properties officeooo:rsid="001e0209"/>
    </style:style>
    <style:style style:name="T27" style:family="text">
      <style:text-properties officeooo:rsid="0020002f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0002f" style:font-style-asian="italic" style:font-style-complex="italic"/>
    </style:style>
    <style:style style:name="T30" style:family="text">
      <style:text-properties fo:font-style="italic" officeooo:rsid="0025f52d" style:font-style-asian="italic" style:font-style-complex="italic"/>
    </style:style>
    <style:style style:name="T31" style:family="text">
      <style:text-properties fo:font-style="italic" officeooo:rsid="00325a52" style:font-style-asian="italic" style:font-style-complex="italic"/>
    </style:style>
    <style:style style:name="T32" style:family="text">
      <style:text-properties officeooo:rsid="0021b557"/>
    </style:style>
    <style:style style:name="T33" style:family="text">
      <style:text-properties officeooo:rsid="0021e105"/>
    </style:style>
    <style:style style:name="T34" style:family="text">
      <style:text-properties officeooo:rsid="002418fb"/>
    </style:style>
    <style:style style:name="T35" style:family="text">
      <style:text-properties officeooo:rsid="0025390e"/>
    </style:style>
    <style:style style:name="T36" style:family="text">
      <style:text-properties officeooo:rsid="000e607a"/>
    </style:style>
    <style:style style:name="T37" style:family="text">
      <style:text-properties officeooo:rsid="002a342f"/>
    </style:style>
    <style:style style:name="T38" style:family="text">
      <style:text-properties officeooo:rsid="002bcb32"/>
    </style:style>
    <style:style style:name="T39" style:family="text">
      <style:text-properties officeooo:rsid="002dd66f"/>
    </style:style>
    <style:style style:name="T40" style:family="text">
      <style:text-properties officeooo:rsid="0030b146"/>
    </style:style>
    <style:style style:name="T41" style:family="text">
      <style:text-properties officeooo:rsid="003132d5"/>
    </style:style>
    <style:style style:name="T42" style:family="text">
      <style:text-properties officeooo:rsid="00325a52"/>
    </style:style>
    <style:style style:name="T43" style:family="text">
      <style:text-properties style:font-style-asian="normal" style:font-style-complex="normal"/>
    </style:style>
    <style:style style:name="T44" style:family="text">
      <style:text-properties officeooo:rsid="00325a52" style:font-style-asian="normal" style:font-style-complex="normal"/>
    </style:style>
    <style:style style:name="T45" style:family="text">
      <style:text-properties officeooo:rsid="00336519"/>
    </style:style>
    <style:style style:name="T46" style:family="text">
      <style:text-properties officeooo:rsid="0035f81c"/>
    </style:style>
    <style:style style:name="T47" style:family="text">
      <style:text-properties officeooo:rsid="0037a337"/>
    </style:style>
    <style:style style:name="T48" style:family="text">
      <style:text-properties style:font-weight-asian="bold" style:font-weight-complex="bold"/>
    </style:style>
    <style:style style:name="T49" style:family="text">
      <style:text-properties officeooo:rsid="002dd66f" style:font-weight-asian="bold" style:font-weight-complex="bold"/>
    </style:style>
    <style:style style:name="T50" style:family="text">
      <style:text-properties officeooo:rsid="0038d815"/>
    </style:style>
    <style:style style:name="T51" style:family="text">
      <style:text-properties officeooo:rsid="003ba1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y Llama Programming Test – Person Search – User Stor<text:span text:style-name="T20">y</text:span> 1.0<text:tab/><text:tab/><text:span text:style-name="T21">Page 1</text:span></text:p>
      <text:p text:style-name="P3">Developer: Mike Haynes</text:p>
      <text:p text:style-name="P1"/>
      <text:p text:style-name="P9"><text:span text:style-name="T17">User Story:</text:span> <text:span text:style-name="T3">As a business owner, I want to maintain and search a list of customers using address information as search criteria, so that I can view customers located within a particular area.</text:span></text:p>
      <text:p text:style-name="P2"/>
      <text:p text:style-name="P86">Use Case: <text:span text:style-name="T1">1</text:span> <text:span text:style-name="T1">Search customers</text:span></text:p>
      <text:p text:style-name="P10"><text:span text:style-name="T19">Goal in Context:</text:span> <text:span text:style-name="T1">Business Owner enters a full or partial address as search criteria, expects to see a list of customers and their respective addresses which meet the search criteria.</text:span></text:p>
      <text:p text:style-name="P10"><text:span text:style-name="T19">Scope:</text:span> <text:span text:style-name="T1">Application</text:span></text:p>
      <text:p text:style-name="P10"><text:span text:style-name="T19">Level:</text:span> <text:span text:style-name="T2">Primary task</text:span></text:p>
      <text:p text:style-name="P10"><text:span text:style-name="T19">Primary Actor:</text:span> <text:span text:style-name="T2">Business Owner, any agent acting for the Business Owner</text:span></text:p>
      <text:p text:style-name="P15">MAIN SUCCESS SCENARIO</text:p>
      <text:p text:style-name="P15">1. Business Owner types in one or more fields of an address <text:span text:style-name="T23">and submits entry</text:span>.</text:p>
      <text:p text:style-name="P15">2. Application accepts the fields typed in by the Business Owner.</text:p>
      <text:p text:style-name="P15">3. Application delivers a list of customers and their full addresses <text:span text:style-name="T45">found with</text:span> matching values in the fields entered by the Business Owner.</text:p>
      <text:p text:style-name="P15">4. Business Owner sees the list delivered by the Application.</text:p>
      <text:p text:style-name="P33">EXTENSIONS</text:p>
      <text:p text:style-name="P100">1a. Business Owner desires to view all customers.</text:p>
      <text:p text:style-name="P100">1a1. Deliver a list of all customers <text:span text:style-name="T4">and their full addresses.</text:span></text:p>
      <text:p text:style-name="P38">1<text:span text:style-name="T46">b</text:span>. Business Owner desires to add, <text:span text:style-name="T22">edit</text:span>, delete, <text:span text:style-name="T40">or unlink</text:span> customer <text:span text:style-name="T51">or </text:span>address.</text:p>
      <text:p text:style-name="P41">1<text:span text:style-name="T46">b</text:span>1. Provide Business owner the ability to add a customer or address (use case 2).</text:p>
      <text:p text:style-name="P38">1<text:span text:style-name="T46">b2</text:span>. Provide Business owner with ability to edit <text:span text:style-name="T22">a customer or address </text:span>(use case <text:span text:style-name="T22">3</text:span>).</text:p>
      <text:p text:style-name="P39">1<text:span text:style-name="T46">b3</text:span>. Provide Business owner with ability to <text:span text:style-name="T22">delete</text:span> <text:span text:style-name="T22">a customer or address </text:span>(use case <text:span text:style-name="T22">4</text:span>).</text:p>
      <text:p text:style-name="P40">1<text:span text:style-name="T46">b4</text:span>. Provide Business owner with ability to <text:span text:style-name="T40">unlink</text:span> <text:span text:style-name="T22">a customer-address relation </text:span>(use case <text:span text:style-name="T40">5</text:span>).</text:p>
      <text:p text:style-name="P21">2a. Application detects invalid data in the fields typed in by Business Owner.</text:p>
      <text:p text:style-name="P21">2a1. <text:span text:style-name="T12">N</text:span>otif<text:span text:style-name="T12">y</text:span> Business Owner of invalid data and prompt to try again.</text:p>
      <text:p text:style-name="P20">3a. Application finds no matching customers.</text:p>
      <text:p text:style-name="P20">3a1. Deliver message stating the search was unsuccessful.</text:p>
      <text:p text:style-name="P84">4a. Business Owner wants to do another search.</text:p>
      <text:p text:style-name="P85">4a1. Provide Business Owner the means to start a new search.</text:p>
      <text:p text:style-name="P4"><text:soft-page-break/>Classy Llama Programming Test – Person Search – User Stor<text:span text:style-name="T20">y</text:span> 1.0<text:tab/><text:tab/><text:span text:style-name="T21">Page 2</text:span></text:p>
      <text:p text:style-name="P93"><text:span text:style-name="T5">Developer: Mike Haynes</text:span></text:p>
      <text:p text:style-name="P77"/>
      <text:p text:style-name="P87">Use Case: <text:span text:style-name="T21">2</text:span> <text:span text:style-name="T22">Add customer or address</text:span></text:p>
      <text:p text:style-name="P11"><text:span text:style-name="T19">Goal in Context:</text:span> <text:span text:style-name="T1">Business Owner can add a customer and/or address.</text:span></text:p>
      <text:p text:style-name="P11"><text:span text:style-name="T19">Scope:</text:span> <text:span text:style-name="T1">Application</text:span></text:p>
      <text:p text:style-name="P11"><text:span text:style-name="T19">Level:</text:span> <text:span text:style-name="T2">Primary task</text:span></text:p>
      <text:p text:style-name="P11"><text:span text:style-name="T19">Primary Actor:</text:span> <text:span text:style-name="T2">Business Owner, any agent acting for the Business Owner</text:span></text:p>
      <text:p text:style-name="P16">MAIN SUCCESS SCENARIO</text:p>
      <text:p text:style-name="P16"><text:span text:style-name="T23">1</text:span>. Business Owner <text:span text:style-name="T21">selects an option to add a customer and address</text:span>.</text:p>
      <text:p text:style-name="P16"><text:span text:style-name="T23">2</text:span>. Application <text:span text:style-name="T22">provides Business Owner the fields necessary to fill customer data and address data respectively</text:span>.</text:p>
      <text:p text:style-name="P42">3. Business Owner types in the data and submits entry.</text:p>
      <text:p text:style-name="P42">4. Application accepts <text:span text:style-name="T4">the data typed in by the Business Owner.</text:span></text:p>
      <text:p text:style-name="P42">5. Application displays the <text:span text:style-name="T24">data</text:span> to the Business owner and asks for confirmation.</text:p>
      <text:p text:style-name="P42">6. Business Owner confirms.</text:p>
      <text:p text:style-name="P47">7. Application <text:span text:style-name="T26">s</text:span>tores data and notifies Business owner of successful completion of operation.</text:p>
      <text:p text:style-name="P47">8. Business Owner sees the operation was successful.</text:p>
      <text:p text:style-name="P47">9. Business Owner can view new data in a search.</text:p>
      <text:p text:style-name="P34">EXTENSIONS</text:p>
      <text:p text:style-name="P67">2a. <text:span text:style-name="T4">Business Owner </text:span>wants<text:span text:style-name="T4"> to add a customer </text:span>to an existing address from previous search.</text:p>
      <text:p text:style-name="P67">2a1. P<text:span text:style-name="T22">rovide Business Owner the fields necessary to fill </text:span>new <text:span text:style-name="T22">customer data, displaying</text:span> existing address data in read-only mode<text:span text:style-name="T22">.</text:span></text:p>
      <text:p text:style-name="P67">2b. <text:span text:style-name="T4">Business Owner </text:span>wants<text:span text:style-name="T4"> to add a</text:span>n<text:span text:style-name="T4"> </text:span>address<text:span text:style-name="T4"> </text:span>to an existing customer from previous search.</text:p>
      <text:p text:style-name="P68">2b1. P<text:span text:style-name="T22">rovide Business Owner the fields necessary to fill </text:span>new address<text:span text:style-name="T22"> data, displaying</text:span> existing customer data in read-only mode<text:span text:style-name="T22">.</text:span></text:p>
      <text:p text:style-name="P51">3a. Business Owner elects to cancel operation.</text:p>
      <text:p text:style-name="P51">3a1. Cancel operation and return to previous state.</text:p>
      <text:p text:style-name="P51">3b. Business Owner elects to clear entered data. <text:span text:style-name="T30">(continued on next page)</text:span></text:p>
      <text:p text:style-name="P5"/>
      <text:p text:style-name="P5"/>
      <text:p text:style-name="P5"><text:soft-page-break/>Classy Llama Programming Test – Person Search – User Stor<text:span text:style-name="T20">y</text:span> 1.0<text:tab/><text:tab/><text:span text:style-name="T21">Page 3</text:span></text:p>
      <text:p text:style-name="P94"><text:span text:style-name="T5">Developer: Mike Haynes</text:span></text:p>
      <text:p text:style-name="P78"/>
      <text:p text:style-name="P60"><text:span text:style-name="T13">Use Case: </text:span><text:span text:style-name="T14">2</text:span><text:span text:style-name="T13"> </text:span><text:span text:style-name="T15">Add customer or address </text:span><text:span text:style-name="T22">(continued)</text:span></text:p>
      <text:p text:style-name="P51">3b1. Confirm desire to clear data fields.</text:p>
      <text:p text:style-name="P51">3b2. Clear data fields.</text:p>
      <text:p text:style-name="P22"><text:span text:style-name="T25">4</text:span>a. Application detects invalid data in the fields typed in by Business Owner.</text:p>
      <text:p text:style-name="P27"><text:span text:style-name="T25">4</text:span>a1. <text:span text:style-name="T12">N</text:span>otif<text:span text:style-name="T12">y</text:span> Business Owner of invalid data and prompt to try again <text:span text:style-name="T25">or cancel</text:span>.</text:p>
      <text:p text:style-name="P25"><text:span text:style-name="T26">4b</text:span>. Application detects <text:span text:style-name="T35">customer and address records already exist, but are not linked</text:span>.</text:p>
      <text:p text:style-name="P69">4b1. Display<text:span text:style-name="T34"> the </text:span>customer and address records<text:span text:style-name="T34"> in read-only mode, </text:span>with option to link them<text:span text:style-name="T34">.</text:span></text:p>
      <text:p text:style-name="P69"><text:span text:style-name="T26">4</text:span>c<text:span text:style-name="T26">. Application detects </text:span>customer and address records already exist, and are already linked<text:span text:style-name="T26">.</text:span></text:p>
      <text:p text:style-name="P28"><text:span text:style-name="T26">4c</text:span>1. <text:span text:style-name="T12">N</text:span>otif<text:span text:style-name="T12">y</text:span> Business Owner of <text:span text:style-name="T26">duplicate</text:span> data <text:span text:style-name="T41">error</text:span>.</text:p>
      <text:p text:style-name="P57">6a. Business Owner Declines.</text:p>
      <text:p text:style-name="P73"><text:span text:style-name="T5">6a1. </text:span><text:span text:style-name="T6">Cancel operation and return to previous state.</text:span></text:p>
      <text:p text:style-name="P54">7a. Application fails to store data.</text:p>
      <text:p text:style-name="P62"><text:span text:style-name="T25">7</text:span>a1. Notify Business Owner of failure and suggest <text:span text:style-name="T50">possible </text:span>steps for recovery.</text:p>
      <text:p text:style-name="P62">8a. Business Owner sees the operation was <text:span text:style-name="T29">not</text:span><text:span text:style-name="T27"> </text:span>successful.</text:p>
      <text:p text:style-name="P62">8a1. Business Owner can <text:span text:style-name="T50">see possible</text:span> steps for recovery.</text:p>
      <text:p text:style-name="P62"/>
      <text:p text:style-name="P88">Use Case: <text:span text:style-name="T27">3</text:span> <text:span text:style-name="T27">Edit customer or address</text:span></text:p>
      <text:p text:style-name="P12"><text:span text:style-name="T19">Goal in Context:</text:span> <text:span text:style-name="T1">Business Owner can edit a customer or address.</text:span></text:p>
      <text:p text:style-name="P12"><text:span text:style-name="T19">Scope:</text:span> <text:span text:style-name="T1">Application</text:span></text:p>
      <text:p text:style-name="P12"><text:span text:style-name="T19">Level:</text:span> <text:span text:style-name="T2">Primary task</text:span></text:p>
      <text:p text:style-name="P12"><text:span text:style-name="T19">Primary Actor:</text:span> <text:span text:style-name="T2">Business Owner, any agent acting for the Business Owner</text:span></text:p>
      <text:p text:style-name="P17">MAIN SUCCESS SCENARIO</text:p>
      <text:p text:style-name="P17"><text:span text:style-name="T23">1</text:span>. Business Owner <text:span text:style-name="T21">selects an option from previous search result to edit a customer or address</text:span>.</text:p>
      <text:p text:style-name="P66"><text:span text:style-name="T23">2. Application provides Business Owner </text:span>editable<text:span text:style-name="T23"> fields </text:span>containing current data for the customer or address.</text:p>
      <text:p text:style-name="P45">3. Business Owner types in <text:span text:style-name="T27">changes to </text:span>the data and submits entry. <text:span text:style-name="T30">(continued on next page)</text:span></text:p>
      <text:p text:style-name="P80"/>
      <text:p text:style-name="P80"><text:soft-page-break/>Classy Llama Programming Test – Person Search – User Stor<text:span text:style-name="T20">y</text:span> 1.0<text:tab/><text:tab/><text:span text:style-name="T21">Page 4</text:span></text:p>
      <text:p text:style-name="P95"><text:span text:style-name="T5">Developer: Mike Haynes</text:span></text:p>
      <text:p text:style-name="P79"/>
      <text:p text:style-name="P61"><text:span text:style-name="T13">Use Case: </text:span><text:span text:style-name="T16">3</text:span><text:span text:style-name="T13"> </text:span><text:span text:style-name="T16">Edit customer or address</text:span><text:span text:style-name="T15"> </text:span><text:span text:style-name="T22">(continued)</text:span></text:p>
      <text:p text:style-name="P43">4. Application accepts <text:span text:style-name="T4">the data changes typed in by the Business Owner.</text:span></text:p>
      <text:p text:style-name="P43">5. Application displays the <text:span text:style-name="T24">data changes</text:span> to the Business owner and asks for confirmation.</text:p>
      <text:p text:style-name="P43">6. Business Owner confirms.</text:p>
      <text:p text:style-name="P48">7. Application <text:span text:style-name="T27">updates</text:span> data and notifies Business owner of successful completion of operation.</text:p>
      <text:p text:style-name="P48">8. Business Owner sees the operation was successful.</text:p>
      <text:p text:style-name="P48">9. Business Owner can view <text:span text:style-name="T27">updated</text:span> data in a search.</text:p>
      <text:p text:style-name="P35">EXTENSIONS</text:p>
      <text:p text:style-name="P52">3a. Business Owner elects to cancel operation.</text:p>
      <text:p text:style-name="P52">3a1. Cancel operation and return to previous state.</text:p>
      <text:p text:style-name="P23"><text:span text:style-name="T25">4</text:span>a. Application detects invalid data in the fields typed in by Business Owner.</text:p>
      <text:p text:style-name="P29"><text:span text:style-name="T25">4</text:span>a1. <text:span text:style-name="T12">N</text:span>otif<text:span text:style-name="T12">y</text:span> Business Owner of invalid data and prompt to try again <text:span text:style-name="T25">or cancel</text:span>.</text:p>
      <text:p text:style-name="P23"><text:span text:style-name="T26">4b</text:span>. Application detects <text:span text:style-name="T26">duplicate</text:span> data <text:span text:style-name="T26">entry in</text:span> the fields typed in by Business Owner.</text:p>
      <text:p text:style-name="P30"><text:span text:style-name="T26">4b</text:span>1. <text:span text:style-name="T12">N</text:span>otif<text:span text:style-name="T12">y</text:span> Business Owner of <text:span text:style-name="T26">duplicate</text:span> data and p<text:span text:style-name="T37">rovide option</text:span> to <text:span text:style-name="T37">work with existing data or cancel</text:span>.</text:p>
      <text:p text:style-name="P58">6a. Business Owner <text:span text:style-name="T47">d</text:span>eclines.</text:p>
      <text:p text:style-name="P74"><text:span text:style-name="T5">6a1. </text:span><text:span text:style-name="T6">Cancel operation and return to previous state.</text:span></text:p>
      <text:p text:style-name="P55">7a. Application fails to update data.</text:p>
      <text:p text:style-name="P63"><text:span text:style-name="T25">7</text:span>a1. Notify Business Owner of failure and suggest <text:span text:style-name="T50">possible </text:span>steps for recovery.</text:p>
      <text:p text:style-name="P63">8a. Business Owner sees the operation was <text:span text:style-name="T29">not</text:span><text:span text:style-name="T27"> </text:span>successful.</text:p>
      <text:p text:style-name="P63">8a1. Business Owner can <text:span text:style-name="T50">see possible</text:span> steps for recovery.</text:p>
      <text:p text:style-name="P63"/>
      <text:p text:style-name="P89"/>
      <text:p text:style-name="P89"/>
      <text:p text:style-name="P89"/>
      <text:p text:style-name="P89"/>
      <text:p text:style-name="P89"/>
      <text:p text:style-name="P6"><text:soft-page-break/>Classy Llama Programming Test – Person Search – User Stor<text:span text:style-name="T20">y</text:span> 1.0<text:tab/><text:tab/><text:span text:style-name="T21">Page 5</text:span></text:p>
      <text:p text:style-name="P95"><text:span text:style-name="T7">Developer: Mike Haynes</text:span></text:p>
      <text:p text:style-name="P81"/>
      <text:p text:style-name="P89">Use Case: <text:span text:style-name="T32">4</text:span> <text:span text:style-name="T32">Delete customer and address</text:span></text:p>
      <text:p text:style-name="P13"><text:span text:style-name="T19">Goal in Context:</text:span> <text:span text:style-name="T1">Business Owner can delete a customer and address.</text:span></text:p>
      <text:p text:style-name="P13"><text:span text:style-name="T19">Scope:</text:span> <text:span text:style-name="T1">Application</text:span></text:p>
      <text:p text:style-name="P13"><text:span text:style-name="T19">Level:</text:span> <text:span text:style-name="T2">Primary task</text:span></text:p>
      <text:p text:style-name="P13"><text:span text:style-name="T19">Primary Actor:</text:span> <text:span text:style-name="T2">Business Owner, any agent acting for the Business Owner</text:span></text:p>
      <text:p text:style-name="P18">MAIN SUCCESS SCENARIO</text:p>
      <text:p text:style-name="P18"><text:span text:style-name="T23">1</text:span>. Business Owner <text:span text:style-name="T21">selects an option from previous search result to delete a customer and address</text:span>.</text:p>
      <text:p text:style-name="P44"><text:span text:style-name="T32">2</text:span>. Application asks <text:span text:style-name="T32">Business Owner </text:span>for confirmation.</text:p>
      <text:p text:style-name="P44"><text:span text:style-name="T32">3</text:span>. Business Owner confirms.</text:p>
      <text:p text:style-name="P49"><text:span text:style-name="T32">4</text:span>. Application <text:span text:style-name="T32">deletes selected</text:span> data and notifies Business owner of successful completion of operation.</text:p>
      <text:p text:style-name="P49"><text:span text:style-name="T32">5</text:span>. Business Owner sees the operation was successful.</text:p>
      <text:p text:style-name="P49"><text:span text:style-name="T32">6</text:span>. Business Owner can <text:span text:style-name="T32">no longer </text:span>view <text:span text:style-name="T32">deleted</text:span> data in a search.</text:p>
      <text:p text:style-name="P36">EXTENSIONS</text:p>
      <text:p text:style-name="P53">3a. Business Owner <text:span text:style-name="T47">declines</text:span>.</text:p>
      <text:p text:style-name="P53">3a1. Cancel operation and return to previous state.</text:p>
      <text:p text:style-name="P108"><text:span text:style-name="T47">4</text:span>a. Application fails to <text:span text:style-name="T47">delete</text:span> data.</text:p>
      <text:p text:style-name="P106"><text:span text:style-name="T47">4</text:span>a1. Notify Business Owner of failure and suggest <text:span text:style-name="T50">possible </text:span>steps for recovery.</text:p>
      <text:p text:style-name="P24"><text:span text:style-name="T25">4b</text:span>. Application detects <text:span text:style-name="T33">that a deleted address will create one or more orphaned customer records (</text:span><text:span text:style-name="T44">any other</text:span><text:span text:style-name="T31"> </text:span><text:span text:style-name="T33">customer record with no other linked address, which will be unsearchable by address field after this operation)</text:span>.</text:p>
      <text:p text:style-name="P31"><text:span text:style-name="T25">4b</text:span>1. <text:span text:style-name="T38">Delete customer, but do not delete an address record if another customer record is attached to it</text:span>.</text:p>
      <text:p text:style-name="P70">4<text:span text:style-name="T47">c</text:span>. <text:s/><text:span text:style-name="T36">Application detects that a </text:span>deleted customer<text:span text:style-name="T36"> will create one or more orphaned </text:span>address<text:span text:style-name="T36"> records (any other </text:span>address<text:span text:style-name="T36"> record with no other linked </text:span>customer<text:span text:style-name="T36">, which will provide </text:span>no <text:span text:style-name="T39">customer</text:span> search results for <text:span text:style-name="T39">the address after this operation).</text:span></text:p>
      <text:p text:style-name="P70">4<text:span text:style-name="T47">c</text:span>1. Provide Business Owner the option to either continue with customer delete or to <text:span text:style-name="T43">unlink</text:span> the customer with the address.</text:p>
      <text:p text:style-name="P103">5a. Business Owner sees the operation was <text:span text:style-name="T28">not</text:span><text:span text:style-name="T43"> successful.</text:span></text:p>
      <text:p text:style-name="P103"><text:span text:style-name="T43">5a1. </text:span>Business Owner sees possible steps for recovery. </text:p>
      <text:p text:style-name="P91"><text:soft-page-break/>Classy Llama Programming Test – Person Search – User Stor<text:span text:style-name="T20">y</text:span> 1.0<text:tab/><text:tab/><text:span text:style-name="T21">Page 6</text:span></text:p>
      <text:p text:style-name="P91"/>
      <text:p text:style-name="P98">Developer: Mike Haynes</text:p>
      <text:p text:style-name="P98"/>
      <text:p text:style-name="P99"><text:span text:style-name="T48">Use Case: </text:span><text:span text:style-name="T49">5</text:span><text:span text:style-name="T48"> </text:span><text:span text:style-name="T49">Unlink customer and address</text:span></text:p>
      <text:p text:style-name="P14"><text:span text:style-name="T19">Goal in Context:</text:span> <text:span text:style-name="T1">Business Owner can unlink the connection between a customer and address.</text:span></text:p>
      <text:p text:style-name="P14"><text:span text:style-name="T19">Scope:</text:span> <text:span text:style-name="T1">Application</text:span></text:p>
      <text:p text:style-name="P14"><text:span text:style-name="T19">Level:</text:span> <text:span text:style-name="T2">Primary task</text:span></text:p>
      <text:p text:style-name="P14"><text:span text:style-name="T19">Primary Actor:</text:span> <text:span text:style-name="T2">Business Owner, any agent acting for the Business Owner</text:span></text:p>
      <text:p text:style-name="P19">MAIN SUCCESS SCENARIO</text:p>
      <text:p text:style-name="P19"><text:span text:style-name="T23">1</text:span>. Business Owner <text:span text:style-name="T21">selects an option from previous search result to unlink a customer from an address</text:span>.</text:p>
      <text:p text:style-name="P46"><text:span text:style-name="T32">2</text:span>. Application asks <text:span text:style-name="T32">Business Owner </text:span>for confirmation.</text:p>
      <text:p text:style-name="P46"><text:span text:style-name="T32">3</text:span>. Business Owner confirms.</text:p>
      <text:p text:style-name="P50"><text:span text:style-name="T32">4</text:span>. Application <text:span text:style-name="T39">unlinks the selected</text:span> <text:span text:style-name="T39">records</text:span> and notifies Business owner of successful completion of operation.</text:p>
      <text:p text:style-name="P50"><text:span text:style-name="T32">5</text:span>. Business Owner sees the operation was successful.</text:p>
      <text:p text:style-name="P50"><text:span text:style-name="T32">6</text:span>. Business Owner can <text:span text:style-name="T32">no longer see the customer linked with the address</text:span> in a search.</text:p>
      <text:p text:style-name="P37">EXTENSIONS</text:p>
      <text:p text:style-name="P56">3a. Business Owner <text:span text:style-name="T47">declines</text:span>.</text:p>
      <text:p text:style-name="P56">3a1. Cancel operation and return to previous state.</text:p>
      <text:p text:style-name="P110"><text:span text:style-name="T50">4</text:span>a. Application fails to <text:span text:style-name="T45">unlink the </text:span>data.</text:p>
      <text:p text:style-name="P107"><text:span text:style-name="T50">4</text:span>a1. Notify Business Owner of failure and suggest <text:span text:style-name="T50">possible</text:span> steps for recovery.</text:p>
      <text:p text:style-name="P26"><text:span text:style-name="T25">4b</text:span>. Application detects <text:span text:style-name="T33">that the unlink operation will orphan the customer record (the customer record will have no other corresponding address, rendering it unsearchable by address field)</text:span>.</text:p>
      <text:p text:style-name="P32"><text:span text:style-name="T25">4b</text:span>1. <text:span text:style-name="T39">Provide option to delete customer, or cancel the operation</text:span>.</text:p>
      <text:p text:style-name="P111"><text:span text:style-name="T5">4</text:span><text:span text:style-name="T8">c</text:span><text:span text:style-name="T5">. <text:s/></text:span><text:span text:style-name="T9">Application detects that the unlink</text:span><text:span text:style-name="T5"> </text:span><text:span text:style-name="T10">operation will orphan the </text:span><text:span text:style-name="T5">address</text:span><text:span text:style-name="T9"> record (the </text:span><text:span text:style-name="T5">address</text:span><text:span text:style-name="T9"> record will have no other corresponding </text:span><text:span text:style-name="T5">customer</text:span><text:span text:style-name="T9">, rendering </text:span><text:span text:style-name="T5">no </text:span><text:span text:style-name="T11">customer</text:span><text:span text:style-name="T5"> search results for </text:span><text:span text:style-name="T11">the specific</text:span><text:span text:style-name="T5"> address</text:span><text:span text:style-name="T9">). </text:span></text:p>
      <text:p text:style-name="P102">4<text:span text:style-name="T50">c</text:span>1. Provide Business Owner the option to either continue with <text:span text:style-name="T39">unlink, delete the address record, or cancel the operation</text:span>.</text:p>
      <text:p text:style-name="P107"><text:span text:style-name="T50">5</text:span>a. Business Owner sees the operation was <text:span text:style-name="T29">not</text:span><text:span text:style-name="T27"> </text:span>successful.</text:p>
      <text:p text:style-name="P104"><text:span text:style-name="T43">5a1. </text:span>Business Owner sees possible steps for recover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2:42:51.455835566</meta:creation-date>
    <dc:date>2017-04-23T17:22:23.332836667</dc:date>
    <meta:editing-duration>PT1H9M49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6" meta:paragraph-count="150" meta:word-count="1525" meta:character-count="9564" meta:non-whitespace-character-count="8166"/>
  </office:meta>
</office:document-meta>
</file>